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itros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style-name="ce1" table:formula="of:=(1.31-0)/1164*[.B4]+0" office:value-type="float" office:value="1.31" calcext:value-type="float">
            <text:p>1,31</text:p>
          </table:table-cell>
          <table:table-cell table:formula="of:=(20-4)/1164*[.B4]+4" office:value-type="float" office:value="20" calcext:value-type="float">
            <text:p>20</text:p>
          </table:table-cell>
          <table:table-cell table:formula="of:=(5-0)/(20-4)*([.D4]-4)+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table:formula="of:=(1.31-0)/1164*[.B5]+0" office:value-type="float" office:value="1.1254295532646" calcext:value-type="float">
            <text:p>1,13</text:p>
          </table:table-cell>
          <table:table-cell table:formula="of:=(20-4)/1250*[.B5]+4" office:value-type="float" office:value="16.8" calcext:value-type="float">
            <text:p>16,8</text:p>
          </table:table-cell>
          <table:table-cell table:formula="of:=(5-0)/(20-4)*([.D5]-4)+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" table:formula="of:=(1.31-0)/1164*[.B6]+0" office:value-type="float" office:value="0.900343642611684" calcext:value-type="float">
            <text:p>0,90</text:p>
          </table:table-cell>
          <table:table-cell table:formula="of:=(20-4)/1250*[.B6]+4" office:value-type="float" office:value="14.24" calcext:value-type="float">
            <text:p>14,24</text:p>
          </table:table-cell>
          <table:table-cell table:formula="of:=(5-0)/(20-4)*([.D6]-4)+0" office:value-type="float" office:value="3.2" calcext:value-type="float">
            <text:p>3,2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" table:formula="of:=(1.31-0)/1164*[.B7]+0" office:value-type="float" office:value="0.675257731958763" calcext:value-type="float">
            <text:p>0,68</text:p>
          </table:table-cell>
          <table:table-cell table:formula="of:=(20-4)/1250*[.B7]+4" office:value-type="float" office:value="11.68" calcext:value-type="float">
            <text:p>11,68</text:p>
          </table:table-cell>
          <table:table-cell table:formula="of:=(5-0)/(20-4)*([.D7]-4)+0" office:value-type="float" office:value="2.4" calcext:value-type="float">
            <text:p>2,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" table:formula="of:=(1.31-0)/1164*[.B8]+0" office:value-type="float" office:value="0.450171821305842" calcext:value-type="float">
            <text:p>0,45</text:p>
          </table:table-cell>
          <table:table-cell table:formula="of:=(20-4)/1250*[.B8]+4" office:value-type="float" office:value="9.12" calcext:value-type="float">
            <text:p>9,12</text:p>
          </table:table-cell>
          <table:table-cell table:formula="of:=(5-0)/(20-4)*([.D8]-4)+0"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table:formula="of:=(1.31-0)/1164*[.B9]+0" office:value-type="float" office:value="0.225085910652921" calcext:value-type="float">
            <text:p>0,23</text:p>
          </table:table-cell>
          <table:table-cell table:formula="of:=(20-4)/1250*[.B9]+4" office:value-type="float" office:value="6.56" calcext:value-type="float">
            <text:p>6,56</text:p>
          </table:table-cell>
          <table:table-cell table:formula="of:=(5-0)/(20-4)*([.D9]-4)+0"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table:formula="of:=(1.31-0)/1164*[.B10]+0" office:value-type="float" office:value="0" calcext:value-type="float">
            <text:p>0,00</text:p>
          </table:table-cell>
          <table:table-cell table:formula="of:=(20-4)/1250*[.B10]+4" office:value-type="float" office:value="4" calcext:value-type="float">
            <text:p>4</text:p>
          </table:table-cell>
          <table:table-cell table:formula="of:=(5-0)/(20-4)*([.D10]-4)+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1" table:formula="of:=(1.31-0)/1164*[.B11]+0" office:value-type="float" office:value="-0.0562714776632302" calcext:value-type="float">
            <text:p>-0,06</text:p>
          </table:table-cell>
          <table:table-cell table:formula="of:=(20-4)/1250*[.B11]+4" office:value-type="float" office:value="3.36" calcext:value-type="float">
            <text:p>3,36</text:p>
          </table:table-cell>
          <table:table-cell table:formula="of:=(5-0)/(20-4)*([.D11]-4)+0" office:value-type="float" office:value="-0.2" calcext:value-type="float">
            <text:p>-0,2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1" table:formula="of:=(1.31-0)/1164*[.B12]+0" office:value-type="float" office:value="-0.11254295532646" calcext:value-type="float">
            <text:p>-0,11</text:p>
          </table:table-cell>
          <table:table-cell table:formula="of:=(20-4)/1250*[.B12]+4" office:value-type="float" office:value="2.72" calcext:value-type="float">
            <text:p>2,72</text:p>
          </table:table-cell>
          <table:table-cell table:formula="of:=(5-0)/(20-4)*([.D12]-4)+0" office:value-type="float" office:value="-0.4" calcext:value-type="float">
            <text:p>-0,4</text:p>
          </table:table-cell>
        </table:table-row>
        <table:table-row table:style-name="ro1">
          <table:table-cell/>
          <table:table-cell office:value-type="float" office:value="-312" calcext:value-type="float">
            <text:p>-312</text:p>
          </table:table-cell>
          <table:table-cell table:style-name="ce1" table:formula="of:=(1.31-0)/1164*[.B13]+0" office:value-type="float" office:value="-0.351134020618557" calcext:value-type="float">
            <text:p>-0,35</text:p>
          </table:table-cell>
          <table:table-cell table:formula="of:=(20-4)/1250*[.B13]+4" office:value-type="float" office:value="0.00639999999999974" calcext:value-type="float">
            <text:p>0,00639999999999974</text:p>
          </table:table-cell>
          <table:table-cell table:formula="of:=(5-0)/(20-4)*([.D13]-4)+0" office:value-type="float" office:value="-1.248" calcext:value-type="float">
            <text:p>-1,248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float" office:value="6.18" calcext:value-type="float">
            <text:p>6,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s</text:p>
          </table:table-cell>
          <table:table-cell office:value-type="string" calcext:value-type="string">
            <text:p>0-20 mA</text:p>
          </table:table-cell>
          <table:table-cell office:value-type="string" calcext:value-type="string">
            <text:p>4-20 m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0/5*[.B17]" office:value-type="float" office:value="20" calcext:value-type="float">
            <text:p>20</text:p>
          </table:table-cell>
          <table:table-cell table:formula="of:=(20-4)/5*[.B17]+4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formula="of:=20/5*[.B18]" office:value-type="float" office:value="18" calcext:value-type="float">
            <text:p>18</text:p>
          </table:table-cell>
          <table:table-cell table:formula="of:=(20-4)/5*[.B18]+4" office:value-type="float" office:value="18.4" calcext:value-type="float">
            <text:p>18,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0/5*[.B19]" office:value-type="float" office:value="16" calcext:value-type="float">
            <text:p>16</text:p>
          </table:table-cell>
          <table:table-cell table:formula="of:=(20-4)/5*[.B19]+4" office:value-type="float" office:value="16.8" calcext:value-type="float">
            <text:p>16,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formula="of:=20/5*[.B20]" office:value-type="float" office:value="14" calcext:value-type="float">
            <text:p>14</text:p>
          </table:table-cell>
          <table:table-cell table:formula="of:=(20-4)/5*[.B20]+4" office:value-type="float" office:value="15.2" calcext:value-type="float">
            <text:p>15,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0/5*[.B21]" office:value-type="float" office:value="12" calcext:value-type="float">
            <text:p>12</text:p>
          </table:table-cell>
          <table:table-cell table:formula="of:=(20-4)/5*[.B21]+4" office:value-type="float" office:value="13.6" calcext:value-type="float">
            <text:p>13,6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20/5*[.B22]" office:value-type="float" office:value="10" calcext:value-type="float">
            <text:p>10</text:p>
          </table:table-cell>
          <table:table-cell table:formula="of:=(20-4)/5*[.B22]+4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0/5*[.B23]" office:value-type="float" office:value="8" calcext:value-type="float">
            <text:p>8</text:p>
          </table:table-cell>
          <table:table-cell table:formula="of:=(20-4)/5*[.B23]+4" office:value-type="float" office:value="10.4" calcext:value-type="float">
            <text:p>10,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20/5*[.B24]" office:value-type="float" office:value="6" calcext:value-type="float">
            <text:p>6</text:p>
          </table:table-cell>
          <table:table-cell table:formula="of:=(20-4)/5*[.B24]+4" office:value-type="float" office:value="8.8" calcext:value-type="float">
            <text:p>8,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0/5*[.B25]" office:value-type="float" office:value="4" calcext:value-type="float">
            <text:p>4</text:p>
          </table:table-cell>
          <table:table-cell table:formula="of:=(20-4)/5*[.B25]+4" office:value-type="float" office:value="7.2" calcext:value-type="float">
            <text:p>7,2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20/5*[.B26]" office:value-type="float" office:value="2" calcext:value-type="float">
            <text:p>2</text:p>
          </table:table-cell>
          <table:table-cell table:formula="of:=(20-4)/5*[.B26]+4" office:value-type="float" office:value="5.6" calcext:value-type="float">
            <text:p>5,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0/5*[.B27]" office:value-type="float" office:value="0" calcext:value-type="float">
            <text:p>0</text:p>
          </table:table-cell>
          <table:table-cell table:formula="of:=(20-4)/5*[.B27]+4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20/5*[.B28]" office:value-type="float" office:value="-2" calcext:value-type="float">
            <text:p>-2</text:p>
          </table:table-cell>
          <table:table-cell table:formula="of:=(20-4)/5*[.B28]+4" office:value-type="float" office:value="2.4" calcext:value-type="float">
            <text:p>2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32:26.345000000</meta:creation-date>
    <dc:date>2023-06-01T07:19:44.955745369</dc:date>
    <meta:editing-duration>PT38M22S</meta:editing-duration>
    <meta:editing-cycles>6</meta:editing-cycles>
    <meta:generator>LibreOffice/7.4.6.2$Linux_X86_64 LibreOffice_project/40$Build-2</meta:generator>
    <meta:document-statistic meta:table-count="1" meta:cell-count="85" meta:object-count="0"/>
  </office:meta>
</office:document-meta>
</file>